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5">
            <text:p>Tln-3085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365.0">
            <text:p>73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9">
            <text:p>16.09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8">
            <text:p>Tln-2558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370.0">
            <text:p>7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3">
            <text:p>14.23</text:p>
          </table:table-cell>
          <table:table-cell office:value-type="float" office:value="0.5049752469181039">
            <text:p>0.5049752469181039</text:p>
          </table:table-cell>
          <table:table-cell office:value-type="float" office:value="0.5049752469181039">
            <text:p>0.5049752469181039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4">
            <text:p>Tln-2554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730.0">
            <text:p>77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1">
            <text:p>14.1</text:p>
          </table:table-cell>
          <table:table-cell office:value-type="float" office:value="0.5036864103785211">
            <text:p>0.5036864103785211</text:p>
          </table:table-cell>
          <table:table-cell office:value-type="float" office:value="0.5036864103785211">
            <text:p>0.5036864103785211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South_Saaremaa-01">
            <text:p>South_Saaremaa-01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8200.0">
            <text:p>8200.0</text:p>
          </table:table-cell>
          <table:table-cell office:value-type="float" office:value="85.0">
            <text:p>85.0</text:p>
          </table:table-cell>
          <table:table-cell office:value-type="string" office:value="lime">
            <text:p>lim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11">
            <text:p>16.11</text:p>
          </table:table-cell>
          <table:table-cell office:value-type="float" office:value="0.7079548008171143">
            <text:p>0.7079548008171143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78">
            <text:p>Tln-3078</text:p>
          </table:table-cell>
          <table:table-cell office:value-type="float" office:value="58.38">
            <text:p>58.38</text:p>
          </table:table-cell>
          <table:table-cell office:value-type="float" office:value="22.11">
            <text:p>22.11</text:p>
          </table:table-cell>
          <table:table-cell office:value-type="float" office:value="7490.0">
            <text:p>7490.0</text:p>
          </table:table-cell>
          <table:table-cell office:value-type="float" office:value="60.0">
            <text:p>60.0</text:p>
          </table:table-cell>
          <table:table-cell office:value-type="string" office:value="peat upper part">
            <text:p>peat upper par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16">
            <text:p>17.16</text:p>
          </table:table-cell>
          <table:table-cell office:value-type="float" office:value="0.5014977567247934">
            <text:p>0.5014977567247934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7">
            <text:p>Tln-3087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760.0">
            <text:p>77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8">
            <text:p>15.98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6">
            <text:p>Tln-3086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650.0">
            <text:p>7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4">
            <text:p>16.04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